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line-height="150%">
        <style:tab-stops>
          <style:tab-stop style:position="4.736cm"/>
        </style:tab-stops>
      </style:paragraph-properties>
    </style:style>
    <style:style style:name="P2" style:family="paragraph" style:parent-style-name="Standard">
      <style:paragraph-properties fo:line-height="150%">
        <style:tab-stops>
          <style:tab-stop style:position="4.736cm"/>
        </style:tab-stops>
      </style:paragraph-properties>
      <style:text-properties officeooo:paragraph-rsid="000dd523"/>
    </style:style>
    <style:style style:name="P3" style:family="paragraph" style:parent-style-name="Standard">
      <style:paragraph-properties fo:line-height="100%" fo:text-align="center" style:justify-single-word="false">
        <style:tab-stops>
          <style:tab-stop style:position="4.736cm"/>
        </style:tab-stops>
      </style:paragraph-properties>
      <style:text-properties fo:font-size="16pt" fo:font-weight="bold" officeooo:rsid="000a17bf" officeooo:paragraph-rsid="000a17bf" style:font-size-asian="14pt" style:font-weight-asian="bold" style:font-size-complex="16pt" style:font-weight-complex="bold"/>
    </style:style>
    <style:style style:name="P4" style:family="paragraph" style:parent-style-name="Standard">
      <style:paragraph-properties fo:line-height="150%">
        <style:tab-stops>
          <style:tab-stop style:position="4.736cm"/>
        </style:tab-stops>
      </style:paragraph-properties>
      <style:text-properties officeooo:rsid="000dd523" officeooo:paragraph-rsid="000dd523"/>
    </style:style>
    <style:style style:name="P5" style:family="paragraph" style:parent-style-name="Standard">
      <style:paragraph-properties fo:line-height="100%" fo:text-align="center" style:justify-single-word="false">
        <style:tab-stops>
          <style:tab-stop style:position="4.736cm"/>
        </style:tab-stops>
      </style:paragraph-properties>
      <style:text-properties fo:font-size="14pt" fo:font-weight="bold" officeooo:rsid="0011f831" officeooo:paragraph-rsid="0011f831" style:font-size-asian="14pt" style:font-weight-asian="bold" style:font-size-complex="14pt" style:font-weight-complex="bold"/>
    </style:style>
    <style:style style:name="P6" style:family="paragraph" style:parent-style-name="Standard">
      <style:paragraph-properties fo:line-height="150%">
        <style:tab-stops>
          <style:tab-stop style:position="4.736cm"/>
        </style:tab-stops>
      </style:paragraph-properties>
      <style:text-properties officeooo:rsid="0012616b" officeooo:paragraph-rsid="0012616b"/>
    </style:style>
    <style:style style:name="P7" style:family="paragraph" style:parent-style-name="Text_20_body">
      <style:paragraph-properties fo:line-height="150%">
        <style:tab-stops>
          <style:tab-stop style:position="4.736cm"/>
        </style:tab-stops>
      </style:paragraph-properties>
      <style:text-properties officeooo:rsid="000dd523" officeooo:paragraph-rsid="000dd523"/>
    </style:style>
    <style:style style:name="P8" style:family="paragraph" style:parent-style-name="Text_20_body">
      <style:paragraph-properties fo:line-height="150%"/>
    </style:style>
    <style:style style:name="T1" style:family="text">
      <style:text-properties officeooo:rsid="000a17bf"/>
    </style:style>
    <style:style style:name="T2" style:family="text">
      <style:text-properties officeooo:rsid="000cd9c3"/>
    </style:style>
    <style:style style:name="T3" style:family="text">
      <style:text-properties fo:font-weight="bold" officeooo:rsid="000cd9c3" style:font-weight-asian="bold" style:font-weight-complex="bold"/>
    </style:style>
    <style:style style:name="T4" style:family="text">
      <style:text-properties fo:font-weight="normal" officeooo:rsid="000cd9c3" style:font-weight-asian="normal" style:font-weight-complex="normal"/>
    </style:style>
    <style:style style:name="T5" style:family="text">
      <style:text-properties fo:font-weight="normal" officeooo:rsid="000dd523" style:font-weight-asian="normal" style:font-weight-complex="normal"/>
    </style:style>
    <style:style style:name="T6" style:family="text">
      <style:text-properties officeooo:rsid="000dd523"/>
    </style:style>
    <style:style style:name="T7" style:family="text">
      <style:text-properties officeooo:rsid="000f8218"/>
    </style:style>
    <style:style style:name="T8" style:family="text">
      <style:text-properties officeooo:rsid="000fe4f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OURS and TRAVELS WEBSITE</text:p>
      <text:p text:style-name="P5"/>
      <text:p text:style-name="P5">ABSTRACT</text:p>
      <text:p text:style-name="P1"/>
      <text:p text:style-name="P1">This site is used to provide the information to all the people who love to travel and wants to explore the beaut<text:span text:style-name="T1">y</text:span> of the nature. Being armed with the right information about the places to visit, the facilities <text:span text:style-name="T6">available </text:span>over <text:s/><text:span text:style-name="T6">there</text:span> and the way<text:span text:style-name="T6">s</text:span> to reach t<text:span text:style-name="T6">here.</text:span> </text:p>
      <text:p text:style-name="P2"/>
      <text:p text:style-name="P2">The main aim of this system is to bridg<text:span text:style-name="T2">e</text:span> the gap between the people from all over the world who want to visit ‘<text:span text:style-name="T2">One State Many Worlds’ </text:span><text:s/><text:span text:style-name="T2">i.e. southern India’s </text:span><text:span text:style-name="T3">Land of Heritage and Coffee – Karnataka </text:span><text:span text:style-name="T4">and the agents providing </text:span><text:span text:style-name="T5">the facilities and the hotels available for the tourists</text:span>.</text:p>
      <text:p text:style-name="P2"><text:s/><text:span text:style-name="T6">The users will be provided a forum where he can exchange information with travel agents, tourist guides and hotel managers in a more quick, effective and inexpensive manner. </text:span></text:p>
      <text:p text:style-name="P2"/>
      <text:p text:style-name="P4">At the website, a person can register and enter his details. Also he/<text:span text:style-name="T7">she</text:span> can specify his dates of travel, budget, preferences, and other attributes. On the basis of details entered, he’ll be provided with list of hotels, places to visit, eateries etc in that area. This will help him to plan his trip in a more efficient and hassle-free manner. <text:s/></text:p>
      <text:p text:style-name="P4"/>
      <text:p text:style-name="P7">It can provide detail knowledge <text:span text:style-name="T8">of</text:span> tourism in a specialized manner and also provide area wise, agent wise, hotel wise <text:span text:style-name="T8">information</text:span>.</text:p>
      <text:p text:style-name="P8">By using our website user can r<text:span text:style-name="T8">e</text:span>duce the wastage of fairs in finding each and every <text:span text:style-name="T8">information about a place as it would</text:span> provide centralized information of touri<text:span text:style-name="T8">st</text:span> places as well as <text:span text:style-name="T8">help him</text:span> strategica<text:span text:style-name="T8">lly</text:span> plan <text:span text:style-name="T8">his</text:span> travel.</text:p>
      <text:p text:style-name="P4"/>
      <text:p text:style-name="P6">Team Members:</text:p>
      <text:p text:style-name="P6">Pratibha Agarwal </text:p>
      <text:p text:style-name="P6">1PE15IS076</text:p>
      <text:p text:style-name="P6">Rishita Saha</text:p>
      <text:p text:style-name="P6">1PE15IS08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14T17:15:55.265283094</meta:creation-date>
    <dc:date>2017-09-15T23:02:24.290105508</dc:date>
    <meta:editing-duration>PT3M29S</meta:editing-duration>
    <meta:editing-cycles>3</meta:editing-cycles>
    <meta:generator>LibreOffice/5.1.6.2$Linux_X86_64 LibreOffice_project/10m0$Build-2</meta:generator>
    <meta:document-statistic meta:table-count="0" meta:image-count="0" meta:object-count="0" meta:page-count="1" meta:paragraph-count="13" meta:word-count="256" meta:character-count="1508" meta:non-whitespace-character-count="1256"/>
  </office:meta>
</office:document-meta>
</file>